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D000001CD82854F5225064D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erif2" svg:font-family="'Liberation Serif', 'Times New Roman'" style:font-family-generic="roman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start="Circle" draw:marker-start-width="0.3cm" draw:marker-end="Arrow" draw:marker-end-width="0.3cm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512cm"/>
    </style:style>
    <style:style style:name="gr3" style:family="graphic" style:parent-style-name="standard">
      <style:graphic-properties draw:stroke="none" svg:stroke-color="#000000" draw:fill="none" draw:fill-color="#ffffff" fo:min-height="0.86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svg:stroke-color="#000000" draw:fill-color="#000000" draw:textarea-vertical-align="middle" draw:auto-grow-height="false" fo:min-height="0.404cm" fo:min-width="0.551cm"/>
    </style:style>
    <style:style style:name="gr6" style:family="graphic" style:parent-style-name="standard">
      <style:graphic-properties svg:stroke-color="#000000" draw:fill-color="#000000" draw:textarea-vertical-align="middle" draw:auto-grow-height="false" fo:min-height="0.621cm" fo:min-width="0.223cm"/>
    </style:style>
    <style:style style:name="gr7" style:family="graphic" style:parent-style-name="standard">
      <style:graphic-properties svg:stroke-color="#000000" draw:fill-color="#000000" draw:textarea-vertical-align="middle" draw:auto-grow-height="false" fo:min-height="0.515cm" fo:min-width="0.434cm"/>
    </style:style>
    <style:style style:name="gr8" style:family="graphic" style:parent-style-name="objectwithoutfill">
      <style:graphic-properties draw:stroke="dash" draw:stroke-dash="Dashed_20__28_var_29_" svg:stroke-color="#000000" svg:stroke-opacity="40%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444cm"/>
    </style:style>
    <style:style style:name="gr10" style:family="graphic" style:parent-style-name="standard">
      <style:graphic-properties draw:stroke="none" svg:stroke-color="#000000" draw:fill="none" draw:fill-color="#ffffff" fo:min-height="0.385cm"/>
    </style:style>
    <style:style style:name="gr11" style:family="graphic" style:parent-style-name="standard">
      <style:graphic-properties draw:stroke="none" svg:stroke-color="#000000" draw:fill="none" draw:fill-color="#ffffff" fo:min-height="0.86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erif2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iberation Serif2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302cm" svg:y1="12.43cm" svg:x2="4.302cm" svg:y2="17.256cm">
          <text:p/>
        </draw:line>
        <draw:line draw:style-name="gr1" draw:text-style-name="P1" draw:layer="layout" svg:x1="4.175cm" svg:y1="12.557cm" svg:x2="10.398cm" svg:y2="12.557cm">
          <text:p/>
        </draw:line>
        <draw:line draw:style-name="gr1" draw:text-style-name="P1" draw:layer="layout" svg:x1="4.175cm" svg:y1="12.684cm" svg:x2="8.122cm" svg:y2="8.62cm">
          <text:p/>
        </draw:line>
        <draw:frame draw:style-name="gr2" draw:text-style-name="P2" draw:layer="layout" svg:width="1.905cm" svg:height="0.762cm" svg:x="7.096cm" svg:y="7.985cm">
          <draw:text-box>
            <text:p><text:span text:style-name="T1">North, x</text:span></text:p>
          </draw:text-box>
        </draw:frame>
        <draw:frame draw:style-name="gr3" draw:text-style-name="P2" draw:layer="layout" svg:width="2.032cm" svg:height="1.115cm" svg:x="10.271cm" svg:y="12.204cm">
          <draw:text-box>
            <text:p><text:span text:style-name="T1">East, y</text:span></text:p>
          </draw:text-box>
        </draw:frame>
        <draw:frame draw:style-name="gr2" draw:text-style-name="P2" draw:layer="layout" svg:width="2.032cm" svg:height="0.762cm" svg:x="3.413cm" svg:y="17.129cm">
          <draw:text-box>
            <text:p><text:span text:style-name="T1">Down, z</text:span></text:p>
          </draw:text-box>
        </draw:frame>
        <draw:frame draw:style-name="gr4" draw:text-style-name="P3" draw:layer="layout" svg:width="3.946cm" svg:height="3.361cm" draw:transform="skewX (-0.000349065850398905) rotate (0.568104671524154) translate (7.731cm 7.311cm)">
          <draw:image xlink:href="Pictures/100002010000021D000001CD82854F5225064DC3.png" xlink:type="simple" xlink:show="embed" xlink:actuate="onLoad" loext:mime-type="image/png">
            <text:p/>
          </draw:image>
        </draw:frame>
        <draw:line draw:style-name="gr1" draw:text-style-name="P1" draw:layer="layout" svg:x1="10.988cm" svg:y1="8.457cm" svg:x2="10.901cm" svg:y2="11.287cm">
          <text:p/>
        </draw:line>
        <draw:line draw:style-name="gr1" draw:text-style-name="P1" draw:layer="layout" svg:x1="10.865cm" svg:y1="8.589cm" svg:x2="14.081cm" svg:y2="8.614cm">
          <text:p/>
        </draw:line>
        <draw:line draw:style-name="gr1" draw:text-style-name="P1" draw:layer="layout" svg:x1="10.865cm" svg:y1="8.712cm" svg:x2="13.14cm" svg:y2="6.461cm">
          <text:p/>
        </draw:line>
        <draw:custom-shape draw:style-name="gr5" draw:text-style-name="P4" draw:layer="layout" svg:width="1.05cm" svg:height="0.653cm" svg:x="10.398cm" svg:y="9.763cm">
          <text:p/>
          <draw:enhanced-geometry svg:viewBox="0 0 21600 21600" draw:text-areas="0 0 21600 21600" draw:type="circular-arrow" draw:modifiers="-27.9943026904136 155.890549323118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4" draw:layer="layout" svg:width="0.723cm" svg:height="0.871cm" svg:x="12.728cm" svg:y="8.348cm">
          <text:p/>
          <draw:enhanced-geometry svg:viewBox="0 0 21600 21600" draw:mirror-horizontal="true" draw:mirror-vertical="false" draw:text-areas="0 0 21600 21600" draw:type="circular-arrow" draw:modifiers="-130.627645877875 63.1304292697554 10662.197457869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4" draw:layer="layout" svg:width="0.934cm" svg:height="0.765cm" svg:x="11.862cm" svg:y="6.966cm">
          <text:p/>
          <draw:enhanced-geometry svg:viewBox="0 0 21600 21600" draw:text-areas="0 0 21600 21600" draw:type="circular-arrow" draw:modifiers="180 10.1785414192534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8" draw:text-style-name="P3" draw:layer="layout" svg:x1="4.302cm" svg:y1="12.557cm" svg:x2="11.033cm" svg:y2="8.493cm">
          <text:p/>
        </draw:line>
        <draw:frame draw:style-name="gr9" draw:text-style-name="P2" draw:layer="layout" svg:width="1.905cm" svg:height="0.694cm" svg:x="12.557cm" svg:y="7.731cm">
          <draw:text-box>
            <text:p><text:span text:style-name="T1">Pitch(</text:span><text:span text:style-name="T2">θ)</text:span><text:span text:style-name="T1"> </text:span></text:p>
          </draw:text-box>
        </draw:frame>
        <draw:frame draw:style-name="gr10" draw:text-style-name="P2" draw:layer="layout" svg:width="1.778cm" svg:height="0.687cm" svg:x="9.255cm" svg:y="10.271cm">
          <draw:text-box>
            <text:p><text:span text:style-name="T1">Yaw(</text:span><text:span text:style-name="T2">ψ)</text:span><text:span text:style-name="T1"> </text:span></text:p>
          </draw:text-box>
        </draw:frame>
        <draw:frame draw:style-name="gr11" draw:text-style-name="P2" draw:layer="layout" svg:width="1.778cm" svg:height="1.119cm" svg:x="11.287cm" svg:y="6.231cm">
          <draw:text-box>
            <text:p><text:span text:style-name="T1">Roll(</text:span><text:span text:style-name="T2">φ)</text:span><text:span text:style-name="T1"> </text:span></text:p>
          </draw:text-box>
        </draw:frame>
        <draw:frame draw:style-name="gr2" draw:text-style-name="P6" draw:layer="layout" svg:width="2.667cm" svg:height="0.762cm" svg:x="4.302cm" svg:y="12.684cm">
          <draw:text-box>
            <text:p text:style-name="P5"><text:span text:style-name="T3">NED-Frame</text:span></text:p>
          </draw:text-box>
        </draw:frame>
        <draw:frame draw:style-name="gr10" draw:text-style-name="P6" draw:layer="layout" svg:width="2.921cm" svg:height="0.645cm" svg:x="11.922cm" svg:y="9.626cm">
          <draw:text-box>
            <text:p text:style-name="P5"><text:span text:style-name="T3">Inertial-Fra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erif2" svg:font-family="'Liberation Serif', 'Times New Roman'" style:font-family-generic="roman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28T22:24:53.851089727</meta:creation-date>
    <dc:date>2021-09-28T23:32:22.328699502</dc:date>
    <meta:editing-duration>PT23M47S</meta:editing-duration>
    <meta:editing-cycles>6</meta:editing-cycles>
    <meta:generator>LibreOffice/6.1.5.2$Linux_X86_64 LibreOffice_project/10$Build-2</meta:generator>
    <meta:document-statistic meta:object-count="19"/>
  </office:meta>
</office:document-meta>
</file>